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1dc34f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Georgia" officeooo:paragraph-rsid="006ff32e" style:font-name-asian="Georgia1" style:font-name-complex="Georgia1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9" style:family="paragraph" style:parent-style-name="Standard">
      <style:paragraph-properties fo:text-align="start" style:justify-single-word="false"/>
      <style:text-properties officeooo:paragraph-rsid="004ca859"/>
    </style:style>
    <style:style style:name="P10" style:family="paragraph" style:parent-style-name="Standard">
      <style:paragraph-properties fo:text-align="end" style:justify-single-word="false"/>
      <style:text-properties officeooo:paragraph-rsid="004ca859"/>
    </style:style>
    <style:style style:name="P11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2" style:family="paragraph" style:parent-style-name="Contents_20_Heading" style:master-page-name="Standard">
      <style:paragraph-properties style:page-number="1" fo:break-before="page"/>
    </style:style>
    <style:style style:name="P1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6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paragraph-rsid="002688cc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0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paragraph-rsid="002688cc" style:font-name-asian="Georgia1" style:font-name-complex="Georgia1"/>
    </style:style>
    <style:style style:name="P21" style:family="paragraph" style:parent-style-name="Standard" style:list-style-name="L4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22" style:family="paragraph" style:parent-style-name="Standard" style:list-style-name="L4">
      <style:paragraph-properties fo:text-align="justify" style:justify-single-word="false"/>
      <style:text-properties style:font-name="Georgia" officeooo:paragraph-rsid="007298fb" style:font-name-asian="Georgia1" style:font-name-complex="Georgia1"/>
    </style:style>
    <style:style style:name="P23" style:family="paragraph" style:parent-style-name="Standard" style:list-style-name="L4">
      <style:paragraph-properties fo:text-align="justify" style:justify-single-word="false"/>
      <style:text-properties officeooo:paragraph-rsid="002688cc"/>
    </style:style>
    <style:style style:name="P2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5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rsid="0023ad53" officeooo:paragraph-rsid="0057208c" style:font-name-asian="Georgia1" style:font-name-complex="Georgia1"/>
    </style:style>
    <style:style style:name="P27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28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2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1" style:family="paragraph" style:parent-style-name="Standard" style:list-style-name="L6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2" style:family="paragraph" style:parent-style-name="Standard" style:list-style-name="L7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3" style:family="paragraph" style:parent-style-name="Standard" style:list-style-name="L8">
      <style:paragraph-properties fo:text-align="justify" style:justify-single-word="false"/>
      <style:text-properties officeooo:paragraph-rsid="00584111"/>
    </style:style>
    <style:style style:name="P34" style:family="paragraph" style:parent-style-name="Standard" style:list-style-name="L8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5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36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9" style:family="paragraph" style:parent-style-name="Standard" style:list-style-name="L9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2" style:family="paragraph" style:parent-style-name="Standard" style:list-style-name="L10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3" style:family="paragraph" style:parent-style-name="Standard" style:list-style-name="L11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4" style:family="paragraph" style:parent-style-name="Standard" style:list-style-name="L12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5" style:family="paragraph" style:parent-style-name="Standard" style:list-style-name="L13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6" style:family="paragraph" style:parent-style-name="Standard" style:list-style-name="L13">
      <style:paragraph-properties fo:text-align="justify" style:justify-single-word="false"/>
      <style:text-properties style:font-name="Georgia" officeooo:rsid="00731a97" officeooo:paragraph-rsid="00731a97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style:font-name="Georgia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6ff32e" style:font-name-asian="Georgia1" style:font-name-complex="Georgia1"/>
    </style:style>
    <style:style style:name="T5" style:family="text">
      <style:text-properties officeooo:rsid="00731a97"/>
    </style:style>
    <style:style style:name="T6" style:family="text">
      <style:text-properties style:font-name="Georgia" officeooo:rsid="0023ad53" style:font-name-asian="Georgia1" style:font-name-complex="Georgia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Jalon 3 et<text:line-break/>suite du projet</text:span></text:p>
      <text:p text:style-name="Standard"/>
      <text:p text:style-name="P2"><draw:frame draw:style-name="fr1" draw:name="image6.png" text:anchor-type="as-char" svg:y="-1.099cm" svg:width="10.601cm" svg:height="1.506cm" draw:z-index="16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2">Créateur : </text:span><text:span text:style-name="T3">Axel MOURILLON</text:span><text:span text:style-name="T2"> – </text:span><text:span text:style-name="T3">Chef de projet</text:span></text:p>
      <text:p text:style-name="P5">📅 <text:span text:style-name="T2">Date de Création : </text:span><text:span text:style-name="T4">07</text:span><text:span text:style-name="T2">/</text:span><text:span text:style-name="T4">12</text:span><text:span text:style-name="T2">/</text:span><text:span text:style-name="T3">202</text:span><text:span text:style-name="T4">4</text:span></text:p>
      <text:p text:style-name="P4"/>
      <text:p text:style-name="P6">Membres présents :</text:p>
      <text:section text:style-name="Sect1" text:name="Section1">
        <text:list text:style-name="L1">
          <text:list-item>
            <text:p text:style-name="P7">Loïs ALLAIRE<text:tab/><text:tab/>OUI (retard)</text:p>
          </text:list-item>
          <text:list-item>
            <text:p text:style-name="P8">Hugo CLAMOND<text:tab/>OUI </text:p>
          </text:list-item>
          <text:list-item>
            <text:p text:style-name="P8">Axel MOURILLON<text:tab/>OUI</text:p>
          </text:list-item>
          <text:list-item>
            <text:p text:style-name="P8">Arthur YANG<text:tab/><text:tab/>OUI</text:p>
          </text:list-item>
        </text:list>
      </text:section>
      <text:p text:style-name="P5"/>
      <text:section text:style-name="Sect1" text:name="Section2">
        <text:p text:style-name="P9"><draw:frame draw:style-name="fr2" draw:name="Image2" text:anchor-type="as-char" svg:y="-0.728cm" svg:width="5.89cm" svg:height="1.669cm" draw:z-index="17"><draw:image xlink:href="Pictures/10000001000001F50000008E4017BDF6.png" xlink:type="simple" xlink:show="embed" xlink:actuate="onLoad" draw:mime-type="image/png"/></draw:frame></text:p>
        <text:p text:style-name="P10"><draw:frame draw:style-name="fr3" draw:name="Image3" text:anchor-type="as-char" svg:y="-0.466cm" svg:width="6.246cm" svg:height="1.725cm" draw:z-index="18"><draw:image xlink:href="Pictures/10000001000002030000007FE924B9FE.png" xlink:type="simple" xlink:show="embed" xlink:actuate="onLoad" draw:mime-type="image/png"/></draw:frame></text:p>
      </text:section>
      <text:p text:style-name="P11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2">Table des matières</text:p>
          </text:index-title>
          <text:p text:style-name="P13"><text:a xlink:type="simple" xlink:href="#__RefHeading___Toc395_377169772" text:style-name="Index_20_Link" text:visited-style-name="Index_20_Link">I. Étude technique<text:tab/>2</text:a></text:p>
          <text:p text:style-name="P14"><text:a xlink:type="simple" xlink:href="#__RefHeading___Toc399_377169772" text:style-name="Index_20_Link" text:visited-style-name="Index_20_Link">A) Git LFS<text:tab/>2</text:a></text:p>
          <text:p text:style-name="P14"><text:a xlink:type="simple" xlink:href="#__RefHeading___Toc399_377169772%20Copie%201" text:style-name="Index_20_Link" text:visited-style-name="Index_20_Link">B) Continuité<text:tab/>2</text:a></text:p>
          <text:p text:style-name="P13"><text:a xlink:type="simple" xlink:href="#__RefHeading___Toc395_377169772%20Copie%201" text:style-name="Index_20_Link" text:visited-style-name="Index_20_Link">II. Affiche du jalon 3<text:tab/>3</text:a></text:p>
          <text:p text:style-name="P14"><text:a xlink:type="simple" xlink:href="#__RefHeading___Toc399_377169772%20Copie%204" text:style-name="Index_20_Link" text:visited-style-name="Index_20_Link">A) État des lieux<text:tab/>3</text:a></text:p>
          <text:p text:style-name="P14"><text:a xlink:type="simple" xlink:href="#__RefHeading___Toc399_377169772%20Copie%201%20Copie%201" text:style-name="Index_20_Link" text:visited-style-name="Index_20_Link">B) Améliorations<text:tab/>3</text:a></text:p>
          <text:p text:style-name="P13"><text:a xlink:type="simple" xlink:href="#__RefHeading___Toc395_377169772%20Copie%202" text:style-name="Index_20_Link" text:visited-style-name="Index_20_Link">III. Suite du projet : documentations et prises d'informations<text:tab/>4</text:a></text:p>
          <text:p text:style-name="P14"><text:a xlink:type="simple" xlink:href="#__RefHeading___Toc399_377169772%20Copie%204%20Copie%201" text:style-name="Index_20_Link" text:visited-style-name="Index_20_Link">A) Planning prévisionnel et organisationnel<text:tab/>4</text:a></text:p>
          <text:p text:style-name="P14"><text:a xlink:type="simple" xlink:href="#__RefHeading___Toc399_377169772%20Copie%201%20Copie%201%20Copie%201" text:style-name="Index_20_Link" text:visited-style-name="Index_20_Link">B) Modification et changement dans le planning<text:tab/>5</text:a></text:p>
          <text:p text:style-name="P14"><text:a xlink:type="simple" xlink:href="#__RefHeading___Toc399_377169772%20Copie%203%20Copie%201%20Copie%201" text:style-name="Index_20_Link" text:visited-style-name="Index_20_Link">C) Suite du projet<text:tab/>5</text:a></text:p>
          <text:p text:style-name="P13"><text:a xlink:type="simple" xlink:href="#__RefHeading___Toc395_377169772%20Copie%202%20Copie%202" text:style-name="Index_20_Link" text:visited-style-name="Index_20_Link">Prochaine réunion<text:tab/>7</text:a></text:p>
          <text:p text:style-name="P14"><text:a xlink:type="simple" xlink:href="#__RefHeading___Toc399_377169772%20Copie%202%20Copie%202" text:style-name="Index_20_Link" text:visited-style-name="Index_20_Link">Date<text:tab/>7</text:a></text:p>
          <text:p text:style-name="P14"><text:a xlink:type="simple" xlink:href="#__RefHeading___Toc552_377169772%20Copie%201%20Copie%202" text:style-name="Index_20_Link" text:visited-style-name="Index_20_Link">Ordre du jour<text:tab/>7</text:a></text:p>
          <text:p text:style-name="P14"><text:a xlink:type="simple" xlink:href="#__RefHeading___Toc552_377169772%20Copie%201%20Copie%202%20Copie%201" text:style-name="Index_20_Link" text:visited-style-name="Index_20_Link">Devoirs<text:tab/>7</text:a></text:p>
        </text:index-body>
      </text:table-of-content>
      <text:p text:style-name="P4"/>
      <text:p text:style-name="P4"/>
      <text:p text:style-name="P4"/>
      <text:list xml:id="list2225799737" text:style-name="L2">
        <text:list-item>
          <text:p text:style-name="P15"><text:bookmark-start text:name="__RefHeading___Toc395_377169772"/>Étude technique<text:bookmark-end text:name="__RefHeading___Toc395_377169772"/></text:p>
        </text:list-item>
      </text:list>
      <text:p text:style-name="P16"/>
      <text:list text:style-name="L3">
        <text:list-item>
          <text:p text:style-name="P17"><text:bookmark-start text:name="__RefHeading___Toc399_377169772"/>Git LFS<text:bookmark-end text:name="__RefHeading___Toc399_377169772"/></text:p>
        </text:list-item>
      </text:list>
      <text:p text:style-name="P16"/>
      <text:p text:style-name="P16">Informations détaillés : GestionDeProjet\GestionInterne\presentationGitLFS.odt</text:p>
      <text:p text:style-name="P16">Git LFS ⇒ extension de Git pour gérer les fichiers volumineux ou binaires</text:p>
      <text:p text:style-name="P16"/>
      <text:p text:style-name="P18">Avantages :</text:p>
      <text:p text:style-name="P16">Nécessaire pour tout les fichiers supérieurs à 100 Mo</text:p>
      <text:p text:style-name="P16">Peut engendrer des problèmes de perf et de fragmentation</text:p>
      <text:p text:style-name="P16"/>
      <text:p text:style-name="P18">Inconvénients :</text:p>
      <text:p text:style-name="P16">Question du quota : voir avec M. DUCHEMIN si problème</text:p>
      <text:p text:style-name="P16"><text:tab/>Mail : à F. DUCHEMIN</text:p>
      <text:p text:style-name="P16">Installation de Git LFS local</text:p>
      <text:p text:style-name="P16">Fichiers gérés dans un fichier « .gitattributes »</text:p>
      <text:p text:style-name="P16">Dépendance à Git LFS : nécessaire pour cloner le repo sur une nouvelle machine</text:p>
      <text:p text:style-name="P16">Niveau de connexion internet minimale nécessaire </text:p>
      <text:p text:style-name="P16"/>
      <text:p text:style-name="P18">À retenir :</text:p>
      <text:p text:style-name="P16">Planifier l’utilisation de Git LFS </text:p>
      <text:p text:style-name="P19"/>
      <text:list xml:id="list123250947141606" text:continue-numbering="true" text:style-name="L3">
        <text:list-item>
          <text:p text:style-name="P17"><text:bookmark-start text:name="__RefHeading___Toc399_377169772 Copie 1"/>Continuité<text:bookmark-end text:name="__RefHeading___Toc399_377169772 Copie 1"/></text:p>
        </text:list-item>
      </text:list>
      <text:p text:style-name="P19"/>
      <text:p text:style-name="P16">Git LFS :</text:p>
      <text:p text:style-name="P20">Solution ayant plus d’inconvénient que d’avantage en l’état actuel de notre projet</text:p>
      <text:p text:style-name="P20">⇒ Potentiellement utile, mais pas à ce stade </text:p>
      <text:p text:style-name="P16">Infrastructure à une échelle de maquette : </text:p>
      <text:list text:style-name="L4">
        <text:list-item>
          <text:p text:style-name="P21">Haute disponibilité théorique : 24/7 théoriquement possible, pas forcément appliqué dans les faits, notamment pour des raisons de budget</text:p>
        </text:list-item>
        <text:list-item>
          <text:p text:style-name="P21">Hébergement des 2 sites distants : chez Hugo et chez Lois </text:p>
        </text:list-item>
        <text:list-item>
          <text:p text:style-name="P21">Gestion de la consommation électrique : </text:p>
          <text:list>
            <text:list-item>
              <text:p text:style-name="P21">Implémentation du bot Discord BradPitch </text:p>
            </text:list-item>
            <text:list-item>
              <text:p text:style-name="P21">Répartissions des coûts sur le Tricount</text:p>
            </text:list-item>
          </text:list>
        </text:list-item>
        <text:list-item>
          <text:p text:style-name="P21">Matériel (premières idées) : </text:p>
          <text:list>
            <text:list-item>
              <text:p text:style-name="P21">Voir les machines qu’Ulysse JOSSELIN pourraient nous fournir</text:p>
            </text:list-item>
            <text:list-item>
              <text:p text:style-name="P21">Pas de serveurs rackable</text:p>
            </text:list-item>
            <text:list-item>
              <text:p text:style-name="P21">Pas de PC tours</text:p>
              <text:p text:style-name="P21">⇒ Les deux alternatives semblent trop cher pour les besoins de la maquette)</text:p>
            </text:list-item>
          </text:list>
        </text:list-item>
        <text:list-item>
          <text:p text:style-name="P21">Gestion des stocks : </text:p>
          <text:list>
            <text:list-item>
              <text:p text:style-name="P21">Développer ou déployer un logiciel, une solution, ou n’importe quel autre outils pour nous assister dans la gestion des stocks</text:p>
              <text:p text:style-name="P22">⇒ En tant donné l’échelle de maquette, l’implémentation sera surement simpliste mais devra être pensé pour être étendue à plus grande échelle</text:p>
            </text:list-item>
            <text:list-item>
              <text:p text:style-name="P22">Gestion physique des stocks : très probablement chez les membres de l’équipe </text:p>
              <text:p text:style-name="P23"><text:span text:style-name="T2">⇒ Chez le père de Lois : semble adapté à nos besoins, à reconfirmer </text:span></text:p>
            </text:list-item>
          </text:list>
        </text:list-item>
      </text:list>
      <text:list xml:id="list123251923485018" text:continue-list="list2225799737" text:style-name="L2">
        <text:list-item>
          <text:p text:style-name="P24"><text:bookmark-start text:name="__RefHeading___Toc395_377169772 Copie 1"/>Affiche du jalon 3<text:bookmark-end text:name="__RefHeading___Toc395_377169772 Copie 1"/></text:p>
        </text:list-item>
      </text:list>
      <text:p text:style-name="P25"/>
      <text:list text:continue-list="list123250947141606" text:style-name="L3">
        <text:list-item text:start-value="1">
          <text:p text:style-name="P17"><text:bookmark-start text:name="__RefHeading___Toc399_377169772 Copie 4"/>État des lieux<text:bookmark-end text:name="__RefHeading___Toc399_377169772 Copie 4"/></text:p>
        </text:list-item>
      </text:list>
      <text:p text:style-name="P19"/>
      <text:p text:style-name="P19">Première version du plan de l’affiche : prêt</text:p>
      <text:p text:style-name="P19">Reprise de la présentation du pitch (jalon 2)</text:p>
      <text:p text:style-name="P19"/>
      <text:list xml:id="list123252502544460" text:continue-numbering="true" text:style-name="L3">
        <text:list-item>
          <text:p text:style-name="P17"><text:bookmark-start text:name="__RefHeading___Toc399_377169772 Copie 1 Copie 1"/>Améliorations<text:bookmark-end text:name="__RefHeading___Toc399_377169772 Copie 1 Copie 1"/></text:p>
        </text:list-item>
      </text:list>
      <text:p text:style-name="P19"/>
      <text:p text:style-name="P26">Lundi 09/12/2025 ⇒ prise d’informations auprès de Mme BERGERON</text:p>
      <text:p text:style-name="P19"/>
      <text:p text:style-name="P16"/>
      <text:list text:continue-list="list123251923485018" text:style-name="L2">
        <text:list-item>
          <text:p text:style-name="P27"><text:bookmark-start text:name="__RefHeading___Toc395_377169772 Copie 2"/>Suite du projet : documentations et <text:tab/>prises d'informations<text:bookmark-end text:name="__RefHeading___Toc395_377169772 Copie 2"/></text:p>
        </text:list-item>
      </text:list>
      <text:p text:style-name="P28"/>
      <text:list xml:id="list123251998217655" text:continue-list="list123252502544460" text:style-name="L3">
        <text:list-item text:start-value="1">
          <text:p text:style-name="P29"><text:bookmark-start text:name="__RefHeading___Toc399_377169772 Copie 4 Copie 1"/>Planning prévisionnel et organisationnel<text:bookmark-end text:name="__RefHeading___Toc399_377169772 Copie 4 Copie 1"/></text:p>
        </text:list-item>
      </text:list>
      <text:p text:style-name="P28"/>
      <text:p text:style-name="P28">Fonctionnement par tâches majeures et sous-tâches, divisées en 2 parties :</text:p>
      <text:list text:style-name="L5">
        <text:list-item>
          <text:p text:style-name="P30">Tâches jalons : imposer par les jalons du GRETA (préparation et livraison de ces jalons)</text:p>
        </text:list-item>
        <text:list-item>
          <text:p text:style-name="P30">Tâches projets : tâches déterminées par l’équipe projet pour le bon déroulement de celui-ci</text:p>
        </text:list-item>
      </text:list>
      <text:p text:style-name="P28"/>
      <text:p text:style-name="P28">Tâches jalons, ou jalons imposés :</text:p>
      <text:list text:style-name="L6">
        <text:list-item>
          <text:p text:style-name="P31">Structure par « prêt » et « livré » (ou présenté)</text:p>
        </text:list-item>
        <text:list-item>
          <text:p text:style-name="P31">Visibilité ok jusqu’au jalon 3 inclus (à part la présentation du jalon 6, donnée par Mme BOUVARD)</text:p>
          <text:p text:style-name="P31">Les autres jalons ⇒ premières estimations basées sur nos deadlines</text:p>
        </text:list-item>
        <text:list-item>
          <text:p text:style-name="P31">Rédaction du mémoire : 1 mois prévu, dont 2 semaines sans « tâche projet »</text:p>
        </text:list-item>
        <text:list-item>
          <text:p text:style-name="P31">Modification à venir, au fur et à mesure que les professeurs nous informerons des dates de rendu, surtout pour les jalons 4, 5, 8 et 9</text:p>
        </text:list-item>
      </text:list>
      <text:p text:style-name="P28"/>
      <text:p text:style-name="P28">Tâches projets :</text:p>
      <text:list text:style-name="L7">
        <text:list-item>
          <text:p text:style-name="P32">4 tâches majeurs :</text:p>
          <text:list>
            <text:list-item>
              <text:p text:style-name="P32">Documentation, recherches et définition des aspects inconnus</text:p>
            </text:list-item>
            <text:list-item>
              <text:p text:style-name="P32">Proposer des produits et des services</text:p>
            </text:list-item>
            <text:list-item>
              <text:p text:style-name="P32">Créer le site</text:p>
            </text:list-item>
            <text:list-item>
              <text:p text:style-name="P32">Gérer les réseaux sociaux</text:p>
            </text:list-item>
          </text:list>
        </text:list-item>
        <text:list-item>
          <text:p text:style-name="P32">Documentation, recherches et définition des aspects inconnus</text:p>
          <text:list>
            <text:list-item>
              <text:p text:style-name="P32">Documentation, recherches, prises d’informations et synthèse pour aborder les différents du projet à la fois plus sereinement et plus efficacement</text:p>
            </text:list-item>
            <text:list-item>
              <text:p text:style-name="P32">Va voir l’accélération de notre rythme de travail, surtout à partir de 21/12/2024</text:p>
            </text:list-item>
            <text:list-item>
              <text:p text:style-name="P32">Points d’étapes :</text:p>
              <text:list>
                <text:list-item>
                  <text:p text:style-name="P32">21/12/2024 ⇒ état d’avancement de nos recherches</text:p>
                </text:list-item>
                <text:list-item>
                  <text:p text:style-name="P32">11/01/2025 ⇒ état d’avancement de nos recherches</text:p>
                </text:list-item>
              </text:list>
            </text:list-item>
          </text:list>
        </text:list-item>
        <text:list-item>
          <text:p text:style-name="P32">Proposer des produits et des services</text:p>
          <text:list>
            <text:list-item>
              <text:p text:style-name="P32">Tâche très orientée marketing, gestion des produits, services et stocks liés à ceci</text:p>
            </text:list-item>
            <text:list-item>
              <text:p text:style-name="P32">Première phase : définition de nos ambitions pour les produits et les services </text:p>
            </text:list-item>
            <text:list-item>
              <text:p text:style-name="P32">Deuxième phase : revue de faisabilité, de politique de stockage et de début de préparation des prestations</text:p>
            </text:list-item>
            <text:list-item>
              <text:p text:style-name="P32">Troisième phase : approvisionnement des produits et préparation des services, puis revue des prestations et promotions de celles-ci</text:p>
            </text:list-item>
            <text:list-item>
              <text:p text:style-name="P32">Points d’étapes :</text:p>
              <text:list>
                <text:list-item>
                  <text:p text:style-name="P32">25/01/2025 ⇒ direction souhaitée pour les prestations du site</text:p>
                </text:list-item>
                <text:list-item>
                  <text:p text:style-name="P32">22/02/2025 ⇒ gestion des stocks et faisabilité </text:p>
                </text:list-item>
                <text:list-item>
                  <text:p text:style-name="P32">19/04/2025 ⇒ état des prestation du projet</text:p>
                </text:list-item>
              </text:list>
            </text:list-item>
          </text:list>
        </text:list-item>
      </text:list>
      <text:p text:style-name="P28"/>
      <text:list text:continue-numbering="true" text:style-name="L7">
        <text:list-item>
          <text:p text:style-name="P32"><text:soft-page-break/>Créer le site</text:p>
          <text:list>
            <text:list-item>
              <text:p text:style-name="P32">Tâche plus orientée technique, pour le déploiement et la gestion des nos infrastructures virtuelles et physique</text:p>
            </text:list-item>
            <text:list-item>
              <text:p text:style-name="P32">Dernières sous-tâches avant les jalon 7, 8 et 9 : fin prévu le 24/05/2025 (deux semaines avant le rendu du mémoire de projet du jalon 7) </text:p>
            </text:list-item>
            <text:list-item>
              <text:p text:style-name="P32">Première phase : design du site, préparation des infrastructures réseaux, premiers niveaux de sécurité</text:p>
            </text:list-item>
            <text:list-item>
              <text:p text:style-name="P32">Deuxième phase : implémentation du site</text:p>
            </text:list-item>
            <text:list-item>
              <text:p text:style-name="P32">D’abord les fonctionnalités basique → fonction de base d’un site + premiers produits + premiers services + moyen de paiement</text:p>
            </text:list-item>
            <text:list-item>
              <text:p text:style-name="P32">Puis polissage → ergonomie utilisateurs + fonctionnalités non-essentiels + enrichissement des produits/services</text:p>
            </text:list-item>
            <text:list-item>
              <text:p text:style-name="P32">Troisième phase : vérification du respect des normes, sécurisation et aspects environnementaux</text:p>
            </text:list-item>
            <text:list-item>
              <text:p text:style-name="P32">Points d’étapes :</text:p>
              <text:list>
                <text:list-item>
                  <text:p text:style-name="P32">01/02/2025 ⇒ préparatif au déploiement</text:p>
                </text:list-item>
                <text:list-item>
                  <text:p text:style-name="P32"><text:span text:style-name="T5">1</text:span>5/03/2025 ⇒ fonctionnement des essentiels du site</text:p>
                </text:list-item>
                <text:list-item>
                  <text:p text:style-name="P32">30/03/2025 ⇒ états du site</text:p>
                </text:list-item>
                <text:list-item>
                  <text:p text:style-name="P32">24/05/2025 ⇒ niveau de sécurité et respect des normes et de l’environnement</text:p>
                </text:list-item>
              </text:list>
            </text:list-item>
          </text:list>
        </text:list-item>
        <text:list-item>
          <text:p text:style-name="P32">Gérer les réseaux sociaux</text:p>
          <text:list>
            <text:list-item>
              <text:p text:style-name="P32">Tâche dont nous devons décider de l’importance, voir de l’existence</text:p>
            </text:list-item>
            <text:list-item>
              <text:p text:style-name="P32">Idées principales : comptes privées, publication tout les 1 mois et demi</text:p>
            </text:list-item>
            <text:list-item>
              <text:p text:style-name="P32">Points d’étapes :</text:p>
              <text:list>
                <text:list-item>
                  <text:p text:style-name="P32">15/03/2025 ⇒ vie de nos réseaux</text:p>
                </text:list-item>
              </text:list>
            </text:list-item>
          </text:list>
        </text:list-item>
      </text:list>
      <text:p text:style-name="P28"/>
      <text:p text:style-name="P28">Planning prévisionnel GANTT ⇒ identique en l’état</text:p>
      <text:p text:style-name="P28"/>
      <text:p text:style-name="P28"/>
      <text:list xml:id="list123252239697057" text:continue-list="list123251998217655" text:style-name="L3">
        <text:list-item>
          <text:p text:style-name="P29"><text:bookmark-start text:name="__RefHeading___Toc399_377169772 Copie 1 Copie 1 Copie 1"/>Modification et changement dans le planning<text:bookmark-end text:name="__RefHeading___Toc399_377169772 Copie 1 Copie 1 Copie 1"/></text:p>
        </text:list-item>
      </text:list>
      <text:p text:style-name="P28"/>
      <text:p text:style-name="P28">Coquilles :</text:p>
      <text:list text:style-name="L8">
        <text:list-item>
          <text:p text:style-name="P33"><text:span text:style-name="T2">Point d’étape du 24/05/2025 ⇒ mauvais titrage</text:span></text:p>
        </text:list-item>
        <text:list-item>
          <text:p text:style-name="P34">Jalon 9</text:p>
        </text:list-item>
      </text:list>
      <text:p text:style-name="P28"/>
      <text:p text:style-name="P28">Éléments à ajouter/modifier :</text:p>
      <text:list text:continue-numbering="true" text:style-name="L8">
        <text:list-item>
          <text:p text:style-name="P34">Intégrer des debriefs post jalons : compilation d’améliorations et de ressenties (et de feedback de professeurs si possible)</text:p>
        </text:list-item>
        <text:list-item>
          <text:p text:style-name="P34">Intégration de Brad Pitch dans les outils de supervision</text:p>
        </text:list-item>
        <text:list-item>
          <text:p text:style-name="P34">Ramener les tâches liées au réseaux sociaux au format « maquette »</text:p>
        </text:list-item>
        <text:list-item>
          <text:p text:style-name="P34">Mettre à jour la partie du workflow du documents de synthèse de gestion de projet</text:p>
        </text:list-item>
      </text:list>
      <text:p text:style-name="P28"/>
      <text:p text:style-name="P28"/>
      <text:list text:continue-list="list123252239697057" text:style-name="L3">
        <text:list-item>
          <text:p text:style-name="P29"><text:bookmark-start text:name="__RefHeading___Toc399_377169772 Copie 3 Copie 1 Copie 1"/>Suite du projet<text:bookmark-end text:name="__RefHeading___Toc399_377169772 Copie 3 Copie 1 Copie 1"/></text:p>
        </text:list-item>
      </text:list>
      <text:p text:style-name="P28"/>
      <text:p text:style-name="P28"><text:tab/>Les prochaines tâches du projet seront donc la documentation, à commencer par les recherches liées au fonctionnement d’autres sites de e-commerce et les recherches liées aux infrastructures et aux outils qui nous seront nécessaire pour les aspects techniques du projet</text:p>
      <text:p text:style-name="P28"><text:soft-page-break/><text:tab/>Le but est de compiler, trier et synthétiser les informations pertinentes, nous permettant de les retrouver facilement et efficacement au moment du déploiement de l’infrastructure et de l’implémentation du site.</text:p>
      <text:p text:style-name="P28"/>
      <text:p text:style-name="P35"><text:bookmark-start text:name="__RefHeading___Toc395_377169772 Copie 2 Copie 2"/>Prochaine réunion<text:bookmark-end text:name="__RefHeading___Toc395_377169772 Copie 2 Copie 2"/></text:p>
      <text:p text:style-name="P36"/>
      <text:p text:style-name="P37"><text:bookmark-start text:name="__RefHeading___Toc399_377169772 Copie 2 Copie 2"/>Date<text:bookmark-end text:name="__RefHeading___Toc399_377169772 Copie 2 Copie 2"/></text:p>
      <text:p text:style-name="P36"/>
      <text:p text:style-name="P38">Samedi 14 décembre 2024, de 14h30 à 16h30</text:p>
      <text:p text:style-name="P36"/>
      <text:p text:style-name="P36"/>
      <text:p text:style-name="P37"><text:bookmark-start text:name="__RefHeading___Toc552_377169772 Copie 1 Copie 2"/>Ordre du jour<text:bookmark-end text:name="__RefHeading___Toc552_377169772 Copie 1 Copie 2"/></text:p>
      <text:p text:style-name="P36"/>
      <text:list text:style-name="L9">
        <text:list-item>
          <text:p text:style-name="P39">État d’avancement du jalon 3</text:p>
        </text:list-item>
        <text:list-item>
          <text:p text:style-name="P39">Présentation de la synthèse de recherches d’informations sur le fonctionnements d’autres sites de e-commerce</text:p>
        </text:list-item>
        <text:list-item>
          <text:p text:style-name="P39">État d’avancement de la synthèse de recherches d’informations les infrastructures et les outils techniques adaptés pour le site</text:p>
        </text:list-item>
      </text:list>
      <text:p text:style-name="P36"/>
      <text:p text:style-name="P36"/>
      <text:p text:style-name="P37"><text:bookmark-start text:name="__RefHeading___Toc552_377169772 Copie 1 Copie 2 Copie 1"/>Devoirs<text:bookmark-end text:name="__RefHeading___Toc552_377169772 Copie 1 Copie 2 Copie 1"/></text:p>
      <text:p text:style-name="P40"/>
      <text:p text:style-name="P41">Loïs :<text:span text:style-name="T6"/></text:p>
      <text:list text:style-name="L10">
        <text:list-item>
          <text:p text:style-name="P42">Avancé le jalon 3 (aide : Axel)</text:p>
        </text:list-item>
        <text:list-item>
          <text:p text:style-name="P42">Préparer des templates floquer de l’identité graphique de Wizards &amp; Dices pour les documents internes (formats .odt et GoogleDoc)</text:p>
        </text:list-item>
      </text:list>
      <text:p text:style-name="P40">Arthur :</text:p>
      <text:list text:style-name="L11">
        <text:list-item>
          <text:p text:style-name="P43">Recherche, compilation et synthèse d’informations sur le fonctionnements d’autres sites de e-commerce</text:p>
        </text:list-item>
      </text:list>
      <text:p text:style-name="P40">Hugo :</text:p>
      <text:list text:style-name="L12">
        <text:list-item>
          <text:p text:style-name="P44">Recherche, compilation et synthèse d’informations les infrastructures et les outils techniques adaptés pour le site</text:p>
        </text:list-item>
      </text:list>
      <text:p text:style-name="P40">Axel :</text:p>
      <text:list text:style-name="L13">
        <text:list-item>
          <text:p text:style-name="P45">Corriger et finaliser les plannings organisationnel et prévisionnel </text:p>
        </text:list-item>
        <text:list-item>
          <text:p text:style-name="P46">Aide : avancé le jalon 3</text:p>
        </text:list-item>
      </text:list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500e0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11"><draw:image xlink:href="Pictures/10000000000004030000011A1D50AB68.png" xlink:type="simple" xlink:show="embed" xlink:actuate="onLoad" draw:mime-type="image/png"/></draw:frame></text:p>
          <text:p text:style-name="MP2">Jalon 3 et suite du projet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4"><draw:image xlink:href="Pictures/100000000000044E000000AD32145E9E.png" xlink:type="simple" xlink:show="embed" xlink:actuate="onLoad" draw:mime-type="image/png"/></draw:frame><text:page-number text:select-page="current">7</text:page-number><text:s/>/ <text:span text:style-name="MT3">7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2:32:50.453000000</dc:date>
    <meta:editing-duration>PT2H13M14S</meta:editing-duration>
    <meta:editing-cycles>77</meta:editing-cycles>
    <meta:print-date>2025-01-02T09:51:38.559000000</meta:print-date>
    <meta:printed-by>Fichiers PDF</meta:printed-by>
    <meta:document-statistic meta:table-count="0" meta:image-count="7" meta:object-count="0" meta:page-count="9" meta:paragraph-count="152" meta:word-count="1296" meta:character-count="7660" meta:non-whitespace-character-count="6579"/>
  </office:meta>
</office:document-meta>
</file>